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8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ountry</text:p>
          </table:table-cell>
          <table:table-cell table:number-columns-repeated="6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India</text:p>
          </table:table-cell>
          <table:table-cell table:number-columns-repeated="6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7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7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7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7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7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7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7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7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7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7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7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7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Nepal</text:p>
          </table:table-cell>
          <table:table-cell table:number-columns-repeated="6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7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7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7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7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7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Laos</text:p>
          </table:table-cell>
          <table:table-cell table:number-columns-repeated="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Cambodia</text:p>
          </table:table-cell>
          <table:table-cell table:number-columns-repeated="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rtugal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weden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Russia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zech Republic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ountry</text:p>
          </table:table-cell>
          <table:table-cell table:number-columns-repeated="6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IND</text:p>
          </table:table-cell>
          <table:table-cell table:number-columns-repeated="6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7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7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7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7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7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7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7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7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7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7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7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7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NPL</text:p>
          </table:table-cell>
          <table:table-cell table:number-columns-repeated="6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7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7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7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7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7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MAC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KHM</text:p>
          </table:table-cell>
          <table:table-cell table:number-columns-repeated="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PRT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SWE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NLD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CZE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year</text:p>
          </table:table-cell>
          <table:table-cell table:number-columns-repeated="7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IND</text:p>
          </table:table-cell>
          <table:table-cell table:number-columns-repeated="6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7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7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7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7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7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7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7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7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7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7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7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7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NPL</text:p>
          </table:table-cell>
          <table:table-cell table:number-columns-repeated="6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7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7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7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7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7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MAC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KHM</text:p>
          </table:table-cell>
          <table:table-cell table:number-columns-repeated="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PRT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SWE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NLD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CZE</text:p>
          </table:table-cell>
          <table:table-cell table:number-columns-repeated="5"/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: {fillKey: 'lived', year: 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/>
          <table:table-cell office:value-type="string" calcext:value-type="string">
            <text:p>NPL</text:p>
          </table:table-cell>
          <table:table-cell office:value-type="string" calcext:value-type="string">
            <text:p>: {fillKey: 'lived', year: 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/>
          <table:table-cell office:value-type="string" calcext:value-type="string">
            <text:p>SGP</text:p>
          </table:table-cell>
          <table:table-cell office:value-type="string" calcext:value-type="string">
            <text:p>: {fillKey: 'lived', year: 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/>
          <table:table-cell office:value-type="string" calcext:value-type="string">
            <text:p>MYS</text:p>
          </table:table-cell>
          <table:table-cell office:value-type="string" calcext:value-type="string">
            <text:p>: {fillKey: 'lived', year: 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/>
          <table:table-cell office:value-type="string" calcext:value-type="string">
            <text:p>HKG</text:p>
          </table:table-cell>
          <table:table-cell office:value-type="string" calcext:value-type="string">
            <text:p>: {fillKey: 'lived', year: 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/>
          <table:table-cell office:value-type="string" calcext:value-type="string">
            <text:p>LAO</text:p>
          </table:table-cell>
          <table:table-cell office:value-type="string" calcext:value-type="string">
            <text:p>: {fillKey: 'lived', year: 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/>
          <table:table-cell office:value-type="string" calcext:value-type="string">
            <text:p>MAC</text:p>
          </table:table-cell>
          <table:table-cell office:value-type="string" calcext:value-type="string">
            <text:p>: {fillKey: 'lived', year: 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/>
          <table:table-cell office:value-type="string" calcext:value-type="string">
            <text:p>THA</text:p>
          </table:table-cell>
          <table:table-cell office:value-type="string" calcext:value-type="string">
            <text:p>: {fillKey: 'lived', year: 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/>
          <table:table-cell office:value-type="string" calcext:value-type="string">
            <text:p>KHM</text:p>
          </table:table-cell>
          <table:table-cell office:value-type="string" calcext:value-type="string">
            <text:p>: {fillKey: 'lived', year: 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: {fillKey: 'lived', year: 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: {fillKey: 'lived', year: 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/>
          <table:table-cell office:value-type="string" calcext:value-type="string">
            <text:p>ESP</text:p>
          </table:table-cell>
          <table:table-cell office:value-type="string" calcext:value-type="string">
            <text:p>: {fillKey: 'lived', year: 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/>
          <table:table-cell office:value-type="string" calcext:value-type="string">
            <text:p>PRT</text:p>
          </table:table-cell>
          <table:table-cell office:value-type="string" calcext:value-type="string">
            <text:p>: {fillKey: 'lived', year: 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/>
          <table:table-cell office:value-type="string" calcext:value-type="string">
            <text:p>AUT</text:p>
          </table:table-cell>
          <table:table-cell office:value-type="string" calcext:value-type="string">
            <text:p>: {fillKey: 'lived', year: 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/>
          <table:table-cell office:value-type="string" calcext:value-type="string">
            <text:p>SVK</text:p>
          </table:table-cell>
          <table:table-cell office:value-type="string" calcext:value-type="string">
            <text:p>: {fillKey: 'lived', year: 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/>
          <table:table-cell office:value-type="string" calcext:value-type="string">
            <text:p>HUN</text:p>
          </table:table-cell>
          <table:table-cell office:value-type="string" calcext:value-type="string">
            <text:p>: {fillKey: 'lived', year: 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/>
          <table:table-cell office:value-type="string" calcext:value-type="string">
            <text:p>RUS</text:p>
          </table:table-cell>
          <table:table-cell office:value-type="string" calcext:value-type="string">
            <text:p>: {fillKey: 'lived', year: 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/>
          <table:table-cell office:value-type="string" calcext:value-type="string">
            <text:p>SWE</text:p>
          </table:table-cell>
          <table:table-cell office:value-type="string" calcext:value-type="string">
            <text:p>: {fillKey: 'lived', year: 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/>
          <table:table-cell office:value-type="string" calcext:value-type="string">
            <text:p>SVN</text:p>
          </table:table-cell>
          <table:table-cell office:value-type="string" calcext:value-type="string">
            <text:p>: {fillKey: 'lived', year: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/>
          <table:table-cell office:value-type="string" calcext:value-type="string">
            <text:p>LVA</text:p>
          </table:table-cell>
          <table:table-cell office:value-type="string" calcext:value-type="string">
            <text:p>: {fillKey: 'lived', year: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/>
          <table:table-cell office:value-type="string" calcext:value-type="string">
            <text:p>NLD</text:p>
          </table:table-cell>
          <table:table-cell office:value-type="string" calcext:value-type="string">
            <text:p>: {fillKey: 'lived', year: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/>
          <table:table-cell office:value-type="string" calcext:value-type="string">
            <text:p>NOR</text:p>
          </table:table-cell>
          <table:table-cell office:value-type="string" calcext:value-type="string">
            <text:p>: {fillKey: 'lived', year: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/>
          <table:table-cell office:value-type="string" calcext:value-type="string">
            <text:p>GRC</text:p>
          </table:table-cell>
          <table:table-cell office:value-type="string" calcext:value-type="string">
            <text:p>: {fillKey: 'lived', year: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/>
          <table:table-cell office:value-type="string" calcext:value-type="string">
            <text:p>TUR</text:p>
          </table:table-cell>
          <table:table-cell office:value-type="string" calcext:value-type="string">
            <text:p>: {fillKey: 'lived', year: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office:value-type="string" calcext:value-type="string">
            <text:p>: {fillKey: 'lived', year: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/>
          <table:table-cell office:value-type="string" calcext:value-type="string">
            <text:p>ITA</text:p>
          </table:table-cell>
          <table:table-cell office:value-type="string" calcext:value-type="string">
            <text:p>: {fillKey: 'lived', year: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/>
          <table:table-cell office:value-type="string" calcext:value-type="string">
            <text:p>CHE</text:p>
          </table:table-cell>
          <table:table-cell office:value-type="string" calcext:value-type="string">
            <text:p>: {fillKey: 'lived', year: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/>
          <table:table-cell office:value-type="string" calcext:value-type="string">
            <text:p>BEL</text:p>
          </table:table-cell>
          <table:table-cell office:value-type="string" calcext:value-type="string">
            <text:p>: {fillKey: 'lived', year: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office:value-type="string" calcext:value-type="string">
            <text:p>: {fillKey: 'lived', year: 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/>
          <table:table-cell office:value-type="string" calcext:value-type="string">
            <text:p>CZE</text:p>
          </table:table-cell>
          <table:table-cell office:value-type="string" calcext:value-type="string">
            <text:p>: {fillKey: 'lived', year: 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1T20:24:30.313666994</meta:creation-date>
    <dc:date>2015-10-11T23:07:23.835362431</dc:date>
    <meta:editing-duration>PT2H25M15S</meta:editing-duration>
    <meta:editing-cycles>34</meta:editing-cycles>
    <meta:generator>LibreOffice/4.2.8.2$Linux_X86_64 LibreOffice_project/420m0$Build-2</meta:generator>
    <meta:document-statistic meta:table-count="3" meta:cell-count="302" meta:object-count="0"/>
  </office:meta>
</office:document-meta>
</file>